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properties fo:color="#000000" style:font-name="Calibri" fo:font-size="12pt" officeooo:paragraph-rsid="001903e1" style:font-size-asian="12pt" style:font-size-complex="12pt"/>
    </style:style>
    <style:style style:name="P4" style:family="paragraph" style:parent-style-name="Standard">
      <style:paragraph-properties fo:text-align="justify" style:justify-single-word="false"/>
      <style:text-properties fo:color="#000000" style:font-name="Calibri" fo:font-size="12pt" officeooo:paragraph-rsid="002a2618" style:font-size-asian="12pt" style:font-size-complex="12pt"/>
    </style:style>
    <style:style style:name="P5"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8" style:family="paragraph" style:parent-style-name="Standard">
      <style:paragraph-properties fo:text-align="justify" style:justify-single-word="false"/>
      <style:text-properties style:font-name="Calibri"/>
    </style:style>
    <style:style style:name="P9" style:family="paragraph" style:parent-style-name="Standard">
      <style:paragraph-properties fo:margin-left="0cm" fo:margin-right="0cm" fo:text-align="center" style:justify-single-word="false" fo:text-indent="0cm" style:auto-text-indent="false"/>
      <style:text-properties fo:color="#000000" style:font-name="Calibri" fo:font-size="12pt" style:font-size-asian="12pt" style:font-size-complex="12pt"/>
    </style:style>
    <style:style style:name="P10"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1"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rsid="0023346f" officeooo:paragraph-rsid="0023346f" style:font-name-asian="TTE1C28908t00" style:font-size-asian="12pt" style:font-style-asian="normal" style:font-weight-asian="normal" style:font-name-complex="TTE1C28908t00" style:font-size-complex="12pt" style:font-style-complex="normal" style:font-weight-complex="normal"/>
    </style:style>
    <style:style style:name="P12"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rsid="002af8a0" officeooo:paragraph-rsid="002af8a0" style:font-name-asian="TTE1C28908t00" style:font-size-asian="12pt" style:font-style-asian="normal" style:font-weight-asian="normal" style:font-name-complex="TTE1C28908t00" style:font-size-complex="12pt" style:font-style-complex="normal" style:font-weight-complex="normal"/>
    </style:style>
    <style:style style:name="P13" style:family="paragraph" style:parent-style-name="Standard">
      <style:paragraph-properties fo:margin-left="0cm" fo:margin-right="0cm" fo:margin-top="0cm" fo:margin-bottom="0cm" style:contextual-spacing="false" fo:text-align="center" style:justify-single-word="false" fo:text-indent="0cm" style:auto-text-indent="false"/>
      <style:text-properties fo:color="#000000" style:font-name="Calibri"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14"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officeooo:rsid="00212600" officeooo:paragraph-rsid="0023346f" style:font-name-asian="TTE1C28908t00" style:font-size-asian="12pt" style:font-style-asian="normal" style:font-weight-asian="bold" style:font-name-complex="TTE1C28908t00" style:font-size-complex="12pt" style:font-style-complex="normal" style:font-weight-complex="bold"/>
    </style:style>
    <style:style style:name="P15"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officeooo:rsid="002af8a0" officeooo:paragraph-rsid="002af8a0" style:font-name-asian="TTE1C28908t00" style:font-size-asian="12pt" style:font-style-asian="normal" style:font-weight-asian="bold" style:font-name-complex="TTE1C28908t00" style:font-size-complex="12pt" style:font-style-complex="normal" style:font-weight-complex="bold"/>
    </style:style>
    <style:style style:name="P16"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17"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053cm" style:auto-text-indent="false" style:text-autospace="none">
        <style:tab-stops>
          <style:tab-stop style:position="0.026cm"/>
        </style:tab-stops>
      </style:paragraph-properties>
      <style:text-properties style:font-name="Calibri" officeooo:paragraph-rsid="002b780b"/>
    </style:style>
    <style:style style:name="P19" style:family="paragraph" style:parent-style-name="Text_20_body">
      <style:paragraph-properties fo:text-align="justify" style:justify-single-word="false"/>
      <style:text-properties style:font-name="Calibri" fo:font-weight="normal" officeooo:rsid="002ac84d" officeooo:paragraph-rsid="002d5f2a" style:font-weight-asian="normal" style:font-weight-complex="normal"/>
    </style:style>
    <style:style style:name="P20" style:family="paragraph" style:parent-style-name="Text_20_body">
      <style:paragraph-properties fo:text-align="justify" style:justify-single-word="false"/>
      <style:text-properties style:font-name="Calibri" fo:font-weight="normal" officeooo:rsid="002d5f2a" officeooo:paragraph-rsid="002d5f2a" style:font-weight-asian="normal" style:font-name-complex="Arial" style:font-weight-complex="normal"/>
    </style:style>
    <style:style style:name="P21" style:family="paragraph" style:parent-style-name="Text_20_body">
      <style:paragraph-properties fo:text-align="justify" style:justify-single-word="false"/>
      <style:text-properties style:font-name="Calibri" fo:font-weight="normal" officeooo:rsid="002e3905" officeooo:paragraph-rsid="002e3905" style:font-weight-asian="normal" style:font-name-complex="Arial" style:font-weight-complex="normal"/>
    </style:style>
    <style:style style:name="P22" style:family="paragraph" style:parent-style-name="Text_20_body">
      <style:paragraph-properties fo:text-align="justify" style:justify-single-word="false"/>
      <style:text-properties style:font-name="Calibri" fo:font-weight="normal" officeooo:rsid="002e3905" officeooo:paragraph-rsid="002ebfce" style:font-weight-asian="normal" style:font-name-complex="Arial" style:font-weight-complex="normal"/>
    </style:style>
    <style:style style:name="P23"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officeooo:rsid="002ac84d" officeooo:paragraph-rsid="002ac84d" style:font-name-asian="TTE1C28908t00" style:font-size-asian="12pt" style:font-style-asian="normal" style:font-weight-asian="normal" style:font-name-complex="Arial" style:font-size-complex="12pt" style:font-style-complex="normal" style:font-weight-complex="normal"/>
    </style:style>
    <style:style style:name="P25"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officeooo:rsid="002ac84d" officeooo:paragraph-rsid="0038508f" style:font-name-asian="TTE1C28908t00" style:font-size-asian="12pt" style:font-style-asian="normal" style:font-weight-asian="normal" style:font-name-complex="Arial" style:font-size-complex="12pt" style:font-style-complex="normal" style:font-weight-complex="normal"/>
    </style:style>
    <style:style style:name="P26"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autospace="none"/>
      <style:text-properties fo:color="#000000" style:font-name="Calibri" fo:font-size="12pt" fo:font-style="normal" style:text-underline-style="none" fo:font-weight="normal" officeooo:rsid="002a2618" style:font-name-asian="TTE1C28908t00" style:font-size-asian="12pt" style:font-style-asian="normal" style:font-weight-asian="normal" style:font-name-complex="TTE1C28908t00" style:font-size-complex="12pt" style:font-style-complex="normal" style:font-weight-complex="normal"/>
    </style:style>
    <style:style style:name="P27"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autospace="none"/>
      <style:text-properties fo:color="#000000" style:font-name="Calibri" fo:font-size="12pt" fo:font-style="normal" style:text-underline-style="none" fo:font-weight="normal" officeooo:rsid="002a2618" officeooo:paragraph-rsid="002a2618" style:font-name-asian="TTE1C28908t00" style:font-size-asian="12pt" style:font-style-asian="normal" style:font-weight-asian="normal" style:font-name-complex="TTE1C28908t00" style:font-size-complex="12pt" style:font-style-complex="normal" style:font-weight-complex="normal"/>
    </style:style>
    <style:style style:name="P28"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autospace="none"/>
      <style:text-properties fo:color="#000000" style:font-name="Calibri" fo:font-size="12pt" fo:font-style="normal" style:text-underline-style="none" fo:font-weight="normal" officeooo:rsid="00212600" officeooo:paragraph-rsid="00212600" style:font-name-asian="TTE1C28908t00" style:font-size-asian="12pt" style:font-style-asian="normal" style:font-weight-asian="normal" style:font-name-complex="TTE1C28908t00" style:font-size-complex="12pt" style:font-style-complex="normal" style:font-weight-complex="normal"/>
    </style:style>
    <style:style style:name="P29"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rsid="002af8a0" officeooo:paragraph-rsid="002af8a0" style:font-name-asian="TTE1C28908t00" style:font-size-asian="12pt" style:font-style-asian="normal" style:font-weight-asian="normal" style:font-name-complex="TTE1C28908t00" style:font-size-complex="12pt" style:font-style-complex="normal" style:font-weight-complex="normal"/>
    </style:style>
    <style:style style:name="P30"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rsid="002af8a0" officeooo:paragraph-rsid="0038508f" style:font-name-asian="TTE1C28908t00" style:font-size-asian="12pt" style:font-style-asian="normal" style:font-weight-asian="normal" style:font-name-complex="TTE1C28908t00" style:font-size-complex="12pt" style:font-style-complex="normal" style:font-weight-complex="normal"/>
    </style:style>
    <style:style style:name="P31" style:family="paragraph" style:parent-style-name="Standard" style:list-style-name="L2">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32" style:family="paragraph" style:parent-style-name="Standard" style:list-style-name="L4">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officeooo:rsid="002ac84d" officeooo:paragraph-rsid="002ac84d" style:font-name-asian="TTE1C28908t00" style:font-size-asian="12pt" style:font-style-asian="normal" style:font-weight-asian="bold" style:font-name-complex="TTE1C28908t00" style:font-size-complex="12pt" style:font-style-complex="normal" style:font-weight-complex="bold"/>
    </style:style>
    <style:style style:name="P33" style:family="paragraph" style:parent-style-name="Standard" style:list-style-name="L5">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officeooo:rsid="00212600" officeooo:paragraph-rsid="002ac84d" style:font-name-asian="TTE1C28908t00" style:font-size-asian="12pt" style:font-style-asian="normal" style:font-weight-asian="bold" style:font-name-complex="TTE1C28908t00" style:font-size-complex="12pt" style:font-style-complex="normal" style:font-weight-complex="bold"/>
    </style:style>
    <style:style style:name="P34" style:family="paragraph" style:parent-style-name="Standard" style:list-style-name="L6">
      <style:paragraph-properties fo:margin-left="0cm" fo:margin-right="0cm" fo:margin-top="0cm" fo:margin-bottom="0cm" style:contextual-spacing="false" fo:text-align="justify" style:justify-single-word="false" fo:text-indent="0cm" style:auto-text-indent="false" style:text-autospace="none"/>
      <style:text-properties officeooo:paragraph-rsid="0038c9a9"/>
    </style:style>
    <style:style style:name="P35" style:family="paragraph" style:parent-style-name="Standard">
      <style:paragraph-properties fo:margin-left="0cm" fo:margin-right="0cm" fo:margin-top="0cm" fo:margin-bottom="0cm" style:contextual-spacing="false" fo:text-align="justify" style:justify-single-word="false" fo:text-indent="-0.053cm" style:auto-text-indent="false" style:text-autospace="none">
        <style:tab-stops>
          <style:tab-stop style:position="0.026cm"/>
        </style:tab-stops>
      </style:paragraph-properties>
      <style:text-properties fo:color="#000000" style:font-name="Calibri" fo:font-size="12pt" fo:font-style="normal" style:text-underline-style="none" fo:font-weight="normal" officeooo:rsid="0023346f" officeooo:paragraph-rsid="002b780b" style:font-name-asian="TTE1C28908t00" style:font-size-asian="12pt" style:font-style-asian="normal" style:font-weight-asian="normal" style:font-name-complex="TTE1C28908t00" style:font-size-complex="12pt" style:font-style-complex="normal" style:font-weight-complex="normal"/>
    </style:style>
    <style:style style:name="P36" style:family="paragraph" style:parent-style-name="Standard">
      <style:paragraph-properties fo:margin-left="0cm" fo:margin-right="0cm" fo:margin-top="0cm" fo:margin-bottom="0cm" style:contextual-spacing="false" fo:text-align="justify" style:justify-single-word="false" fo:text-indent="-0.053cm" style:auto-text-indent="false" style:text-autospace="none">
        <style:tab-stops>
          <style:tab-stop style:position="0.026cm"/>
        </style:tab-stops>
      </style:paragraph-properties>
      <style:text-properties fo:color="#000000" style:font-name="Calibri" fo:font-size="12pt" fo:font-style="normal" style:text-underline-style="none" fo:font-weight="normal" officeooo:rsid="0023346f" officeooo:paragraph-rsid="00366be8" style:font-name-asian="TTE1C28908t00" style:font-size-asian="12pt" style:font-style-asian="normal" style:font-weight-asian="normal" style:font-name-complex="TTE1C28908t00" style:font-size-complex="12pt" style:font-style-complex="normal" style:font-weight-complex="normal"/>
    </style:style>
    <style:style style:name="P37" style:family="paragraph" style:parent-style-name="Text_20_body">
      <style:paragraph-properties fo:text-align="justify" style:justify-single-word="false"/>
      <style:text-properties fo:color="#000000" style:font-name="Calibri" fo:font-size="12pt" fo:font-style="normal" style:text-underline-style="none" fo:font-weight="normal" officeooo:rsid="00306e98" officeooo:paragraph-rsid="00306e98" style:font-name-asian="TTE1C28908t00" style:font-size-asian="12pt" style:font-style-asian="normal" style:font-weight-asian="normal" style:font-name-complex="Arial" style:font-size-complex="12pt" style:font-style-complex="normal" style:font-weight-complex="normal"/>
    </style:style>
    <style:style style:name="P38" style:family="paragraph" style:parent-style-name="Text_20_body">
      <style:paragraph-properties fo:text-align="justify" style:justify-single-word="false"/>
      <style:text-properties fo:color="#000000" style:font-name="Calibri" fo:font-size="12pt" fo:font-style="normal" style:text-underline-style="none" fo:font-weight="normal" officeooo:rsid="00306e98" officeooo:paragraph-rsid="00366be8" style:font-name-asian="TTE1C28908t00" style:font-size-asian="12pt" style:font-style-asian="normal" style:font-weight-asian="normal" style:font-name-complex="Arial" style:font-size-complex="12pt" style:font-style-complex="normal" style:font-weight-complex="normal"/>
    </style:style>
    <style:style style:name="P39" style:family="paragraph" style:parent-style-name="Text_20_body">
      <style:paragraph-properties fo:text-align="justify" style:justify-single-word="false"/>
      <style:text-properties officeooo:paragraph-rsid="002d5f2a"/>
    </style:style>
    <style:style style:name="P40" style:family="paragraph" style:parent-style-name="Text_20_body" style:list-style-name="L3">
      <style:paragraph-properties fo:margin-left="0.635cm" fo:margin-right="0cm" fo:margin-top="0cm" fo:margin-bottom="0cm" style:contextual-spacing="false" fo:text-align="justify" style:justify-single-word="false" fo:text-indent="-0.635cm" style:auto-text-indent="false" style:text-autospace="none">
        <style:tab-stops/>
      </style:paragraph-properties>
      <style:text-properties fo:color="#000000" style:font-name="Calibri" fo:font-size="12pt" fo:font-style="normal" style:text-underline-style="none" fo:font-weight="bold" officeooo:rsid="002ac84d" officeooo:paragraph-rsid="002ac84d" style:font-name-asian="TTE1C28908t00" style:font-size-asian="12pt" style:font-style-asian="normal" style:font-weight-asian="bold" style:font-name-complex="TTE1C28908t00"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a2618"/>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officeooo:rsid="00212600"/>
    </style:style>
    <style:style style:name="T6" style:family="text">
      <style:text-properties officeooo:rsid="002a2618"/>
    </style:style>
    <style:style style:name="T7" style:family="text">
      <style:text-properties officeooo:rsid="002ac84d"/>
    </style:style>
    <style:style style:name="T8" style:family="text">
      <style:text-properties officeooo:rsid="002af8a0"/>
    </style:style>
    <style:style style:name="T9" style:family="text">
      <style:text-properties officeooo:rsid="002b780b"/>
    </style:style>
    <style:style style:name="T10" style:family="text">
      <style:text-properties officeooo:rsid="002d5f2a"/>
    </style:style>
    <style:style style:name="T11" style:family="text">
      <style:text-properties style:font-name="Arial" style:font-name-complex="Arial"/>
    </style:style>
    <style:style style:name="T12" style:family="text">
      <style:text-properties style:font-name="Calibri" style:font-name-complex="Arial"/>
    </style:style>
    <style:style style:name="T13" style:family="text">
      <style:text-properties style:font-name="Calibri" officeooo:rsid="002d5f2a" style:font-name-complex="Arial"/>
    </style:style>
    <style:style style:name="T14" style:family="text">
      <style:text-properties style:font-name="Calibri" fo:font-weight="normal" officeooo:rsid="002ac84d" style:font-weight-asian="normal" style:font-weight-complex="normal"/>
    </style:style>
    <style:style style:name="T15" style:family="text">
      <style:text-properties officeooo:rsid="002e3905"/>
    </style:style>
    <style:style style:name="T16" style:family="text">
      <style:text-properties officeooo:rsid="002ebfce"/>
    </style:style>
    <style:style style:name="T17" style:family="text">
      <style:text-properties officeooo:rsid="00306e98"/>
    </style:style>
    <style:style style:name="T18" style:family="text">
      <style:text-properties officeooo:rsid="0033987e" style:font-name-complex="Arial"/>
    </style:style>
    <style:style style:name="T19" style:family="text">
      <style:text-properties officeooo:rsid="00347eb9"/>
    </style:style>
    <style:style style:name="T20" style:family="text">
      <style:text-properties officeooo:rsid="00366be8"/>
    </style:style>
    <style:style style:name="T21" style:family="text">
      <style:text-properties officeooo:rsid="0038508f"/>
    </style:style>
    <style:style style:name="T22" style:family="text">
      <style:text-properties fo:color="#000000" style:font-name="Calibri" fo:font-size="12pt" fo:font-style="normal" style:text-underline-style="none" fo:font-weight="normal" officeooo:rsid="0038c9a9" style:font-name-asian="TTE1C28908t00" style:font-size-asian="12pt" style:font-style-asian="normal" style:font-weight-asian="normal" style:font-name-complex="TTE1C28908t00" style:font-size-complex="12pt" style:font-style-complex="normal" style:font-weight-complex="normal"/>
    </style:style>
    <style:style style:name="T23" style:family="text">
      <style:text-properties fo:color="#000000" style:font-name="Calibri" fo:font-size="12pt" fo:font-style="normal" style:text-underline-style="none" fo:font-weight="normal" officeooo:rsid="0039d45e" style:font-name-asian="TTE1C28908t00" style:font-size-asian="12pt" style:font-style-asian="normal" style:font-weight-asian="normal" style:font-name-complex="TTE1C28908t00" style:font-size-complex="12pt" style:font-style-complex="normal" style:font-weight-complex="normal"/>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EXTRAIT DU REGISTRE</text:p>
      <text:p text:style-name="P6">DES DELIBERATIONS DU CONSEIL MUNICIPAL</text:p>
      <text:p text:style-name="P6">DE LA COMMUNE DE MONTREUIL-EN-TOURAINE</text:p>
      <text:p text:style-name="P5"/>
      <text:p text:style-name="P2">Nombre de conseillers en exercice : 13</text:p>
      <text:p text:style-name="P2">Nombre de présents : <text:span text:style-name="T10">08</text:span></text:p>
      <text:p text:style-name="P16">Nombre d’exprimés : <text:span text:style-name="T10">10</text:span></text:p>
      <text:p text:style-name="P16"><text:s/><text:tab/><text:tab/><text:tab/><text:tab/><text:tab/><text:tab/><text:tab/><text:tab/><text:span text:style-name="T2">Séance du mardi </text:span><text:span text:style-name="T3">14 mai</text:span><text:span text:style-name="T2"> 2013</text:span></text:p>
      <text:p text:style-name="P16"><text:span text:style-name="T2">Date de la convocation </text:span>:</text:p>
      <text:p text:style-name="P16"><text:span text:style-name="T10">07 mai</text:span> 2013</text:p>
      <text:p text:style-name="P9">--------------------------------</text:p>
      <text:p text:style-name="P2">L’an deux mil <text:span text:style-name="T5">treize</text:span> le <text:span text:style-name="T6">quatorze mai</text:span> à dix huit heures, le Conseil Municipal de cette commune, régulièrement convoqué, s’est réuni au nombre prescrit par la loi, dans le lieu habituel de ses séances, sous la présidence de Monsieur Jean-Luc PADIOLLEAU, Maire.</text:p>
      <text:p text:style-name="P2"/>
      <text:p text:style-name="P3"><text:span text:style-name="T2">Présents</text:span> : <text:span text:style-name="T10">Ms GOHIER, ADUMEAU, GALIMANT, DEROGIS, PADIOLLEAU, Mmes GENTILHOMME, ULIVI, MORLEC</text:span></text:p>
      <text:p text:style-name="P4"><text:span text:style-name="T3">Pouvoirs </text:span><text:span text:style-name="T6">: M. </text:span><text:span text:style-name="T10">RONCIER à Mme MORLEC et Mme ROQUIN à Mme ULIVI</text:span></text:p>
      <text:p text:style-name="P3"><text:span text:style-name="T4">Absents</text:span> : <text:span text:style-name="T10">M. MORLEC P., M. RONCIER, Mmes FRANCESCAT, ROQUIN, DENIS</text:span></text:p>
      <text:p text:style-name="P2"/>
      <text:p text:style-name="P2"><text:span text:style-name="T5">M</text:span><text:span text:style-name="T10">me MORLEC </text:span><text:span text:style-name="T5">a été élu</text:span><text:span text:style-name="T6">e</text:span><text:span text:style-name="T5"> secrétaire de séance ;</text:span></text:p>
      <text:p text:style-name="P2"/>
      <text:p text:style-name="P2"/>
      <text:p text:style-name="P2">Ordre du jour :</text:p>
      <text:list xml:id="list5132188385988970217" text:style-name="L1">
        <text:list-item>
          <text:list>
            <text:list-item>
              <text:p text:style-name="P27">Décision Modificative Budget Communal</text:p>
            </text:list-item>
            <text:list-item>
              <text:p text:style-name="P27">Création d'un poste d'adjoint administratif territorial de 1ère classe à temps complet</text:p>
            </text:list-item>
            <text:list-item>
              <text:p text:style-name="P27">Achat d'un tableau numérique interactif par la commune de Neuillé le Lierre</text:p>
            </text:list-item>
            <text:list-item>
              <text:p text:style-name="P27">Fixation du prix de vente du pain et des viennoiseries au dépôt de pain</text:p>
            </text:list-item>
            <text:list-item>
              <text:p text:style-name="P28">Questions diverses.</text:p>
              <text:p text:style-name="P26"/>
            </text:list-item>
          </text:list>
        </text:list-item>
      </text:list>
      <text:p text:style-name="P13">--------------------------------</text:p>
      <text:p text:style-name="P17"/>
      <text:list xml:id="list426433305582594042" text:style-name="L2">
        <text:list-header>
          <text:p text:style-name="P31">1) <text:tab/><text:span text:style-name="T6">Décision modificative budget communal </text:span><text:span text:style-name="T20">n°1</text:span></text:p>
        </text:list-header>
      </text:list>
      <text:p text:style-name="P18">Monsieur le Maire expose qu'afin de procéder a<text:span text:style-name="T9">ux divers aménagements pour l'agence postale communale (rampe d'accès, installation d'un coffre fort etc...), il convient de procéder à une décision modificative comme suit :</text:span></text:p>
      <text:p text:style-name="P18">Dépenses / compte 2138 : -<text:span text:style-name="T9">3 000</text:span>€</text:p>
      <text:p text:style-name="P35">Dépenses / compte <text:span text:style-name="T9">21318</text:span> : <text:span text:style-name="T9">+3 000€</text:span></text:p>
      <text:p text:style-name="P36"><text:span text:style-name="T20">A l'unanimité, les membres présents acceptent la décision modificative n°1 comme présentée et autorisent le maire à signer tous les actes s'y rapportant.</text:span></text:p>
      <text:p text:style-name="P11"/>
      <text:list xml:id="list1084163450342685390" text:style-name="L3">
        <text:list-item>
          <text:p text:style-name="P40">Création d'un poste d'adjoint administratif territorial de 1ère classe à temps plein</text:p>
        </text:list-item>
      </text:list>
      <text:p text:style-name="P39"><text:span text:style-name="T14">Monsieur le Maire expose au Conseil Municipal : </text:span></text:p>
      <text:p text:style-name="P19"><text:span text:style-name="T10">- </text:span>que<text:span text:style-name="T11"> </text:span><text:span text:style-name="T12">les conditions statutaires d’avancement au grade d</text:span><text:span text:style-name="T13">'adjoint administratif de 1ère classe</text:span><text:span text:style-name="T12"> définies par le statut particulier du cadre d’emploi permettent à l’agent en poste </text:span><text:span text:style-name="T18">actuellement à l'accueil</text:span><text:span text:style-name="T12"> de bénéficier d’un avancement de grade.</text:span></text:p>
      <text:p text:style-name="P20">- qu' il convient en conséquence de modifier le tableau des effectifs en créant un poste d'adjoint administratif de 1ère classe à raison de 35/35ème et en supprimant les postes d'adjoint administratif de 2nde classe (à 28/35ème) et d'ATSEM de 1ère classe.</text:p>
      <text:p text:style-name="P21"><text:soft-page-break/>Le Conseil Municipal décide à l'unanimité :</text:p>
      <text:p text:style-name="P21">- de créer un poste d'adjoint administratif territorial de 1ère classe <text:span text:style-name="T16">à raison de 35/35ème</text:span></text:p>
      <text:p text:style-name="P22"><text:span text:style-name="T16">- de supprimer les postes </text:span><text:span text:style-name="T17">d'adjoint administratif de 2nde classe à 28/35ème et d'ATSEM 1ère classe à 7/35ème</text:span><text:span text:style-name="T16">.</text:span></text:p>
      <text:p text:style-name="P37">Cette création interviendra à compter du <text:span text:style-name="T20">20 juin</text:span> 2013.</text:p>
      <text:p text:style-name="P38"><text:span text:style-name="T20">A l'unanimité des membres présents, la création d'un poste d'adjoint administratif territorial de 1ère classe </text:span><text:span text:style-name="T21">à temps complet</text:span><text:span text:style-name="T20"> est acceptée. </text:span><text:span text:style-name="T21">Le conseil autorise le Maire à signer tous les actes s'y rapportant.</text:span></text:p>
      <text:list xml:id="list5988908245182794928" text:style-name="L4">
        <text:list-item>
          <text:p text:style-name="P32">Achat d'un tableau numérique interactif par la commune de Neuillé<text:span text:style-name="T21">-</text:span>le<text:span text:style-name="T21">-</text:span>Lierre</text:p>
        </text:list-item>
      </text:list>
      <text:p text:style-name="P24">Le Maire donne lecture au Conseil Municipal de la délibération de la commune de Neuillé<text:span text:style-name="T20">-</text:span>le<text:span text:style-name="T20">-</text:span>Lierre en date du 27 mars 2013 concernant l'achat d'un TNI dont la prise en charge financière serait assurée par la commune de Montreuil-en-<text:span text:style-name="T15">T</text:span>ouraine au titre du budget 2014.</text:p>
      <text:p text:style-name="P25"><text:span text:style-name="T21">L'ensemble des membres du Conseil estiment que cette décision n'appartenait pas au seul conseil municipal de Neuillé-le-Lierre et qu'il aurait été préférable que la municipalité de Montreuil-en-Touraine puisse en débattre avant la décision de Neuillé-le-Lierre.</text:span></text:p>
      <text:p text:style-name="P10"/>
      <text:list xml:id="list4077907120348470653" text:style-name="L5">
        <text:list-item>
          <text:p text:style-name="P33"><text:span text:style-name="T8">F</text:span><text:span text:style-name="T7">ixation du prix de vente du pain et des viennoiseries </text:span><text:span text:style-name="T8">dans le cadre de l'activité commerciale de dépôt de pain pris en charge par la municipalité</text:span></text:p>
        </text:list-item>
      </text:list>
      <text:p text:style-name="P12">Monsieur le Maire expose aux membres du Conseil qu'il convient de délibérer afin de fixer le prix du pain ainsi que des viennoiseries qui seront vendues au dépôt de pain.</text:p>
      <text:p text:style-name="P12">Il précise par ailleurs que cette activité étant considérée comme commerciale, elle sera soumise à TVA. (pour info à 5,5% en 2013<text:span text:style-name="T19">).</text:span></text:p>
      <text:p text:style-name="P30"><text:span text:style-name="T21">Les tarifs adoptés à l'unanimité figurent en annexe du présent compte rendu.</text:span></text:p>
      <text:p text:style-name="P12"/>
      <text:p text:style-name="P15">5)<text:tab/>Questions diverses</text:p>
      <text:list xml:id="list7322768539408357008" text:style-name="L6">
        <text:list-item>
          <text:p text:style-name="P34"><text:span text:style-name="T22">Lecture est faite du courrier adressé aux parents d'élèves par l'APE concernant la réforme des rythmes scolaires.</text:span></text:p>
        </text:list-item>
        <text:list-item>
          <text:p text:style-name="P34"><text:span text:style-name="T22">Mme MORLEC informe le Conseil qu'une maîtresse </text:span><text:span text:style-name="T23">de l'école de Neuillé-le-Lierre </text:span><text:span text:style-name="T22">ne résidant pas sur l'une des deux communes du regroupement pédagogique a demandé l'inscription de son enfant à l'école maternelle.</text:span></text:p>
        </text:list-item>
      </text:list>
      <text:p text:style-name="P14"/>
      <text:p text:style-name="P14"/>
      <text:p text:style-name="P14"/>
      <text:p text:style-name="P7">La séance est levée à </text:p>
      <text:p text:style-name="P7"/>
      <text:p text:style-name="P5">Le Maire,</text:p>
      <text:p text:style-name="P8"><text:span text:style-name="T1">Jean-Luc PADIOLLEAU<text:tab/></text:span><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3-06-24T16:30:02.34</dc:date>
    <dc:creator>Isabelle Derouet</dc:creator>
    <meta:editing-duration>P5DT16H40M35S</meta:editing-duration>
    <meta:editing-cycles>274</meta:editing-cycles>
    <meta:generator>LibreOffice/4.0.0.3$Windows_x86 LibreOffice_project/7545bee9c2a0782548772a21bc84a9dcc583b89</meta:generator>
    <meta:printed-by>Isabelle Derouet</meta:printed-by>
    <meta:print-date>2012-11-09T16:01:15.18</meta:print-date>
    <meta:document-statistic meta:table-count="0" meta:image-count="0" meta:object-count="0" meta:page-count="2" meta:paragraph-count="50" meta:word-count="685" meta:character-count="4315" meta:non-whitespace-character-count="3674"/>
    <meta:user-defined meta:name="Info 1"/>
    <meta:user-defined meta:name="Info 2"/>
    <meta:user-defined meta:name="Info 3"/>
    <meta:user-defined meta:name="Info 4"/>
  </office:meta>
</office:document-meta>
</file>